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5130000017A1CD43826.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492cm" fo:margin-top="0cm" fo:margin-bottom="0cm" table:align="center" style:writing-mode="page"/>
    </style:style>
    <style:style style:name="Tabelle1.A" style:family="table-column">
      <style:table-column-properties style:column-width="2.755cm"/>
    </style:style>
    <style:style style:name="Tabelle1.B" style:family="table-column">
      <style:table-column-properties style:column-width="2.26cm"/>
    </style:style>
    <style:style style:name="Tabelle1.C" style:family="table-column">
      <style:table-column-properties style:column-width="2.258cm"/>
    </style:style>
    <style:style style:name="Tabelle1.D" style:family="table-column">
      <style:table-column-properties style:column-width="7.22cm"/>
    </style:style>
    <style:style style:name="Tabelle1.1" style:family="table-row">
      <style:table-row-properties style:min-row-height="0.787cm" fo:keep-together="auto"/>
    </style:style>
    <style:style style:name="Tabelle1.A1" style:family="table-cell">
      <style:table-cell-properties style:vertical-align="bottom" fo:background-color="#cccccc" fo:padding-left="0.049cm" fo:padding-right="0.049cm" fo:padding-top="0cm" fo:padding-bottom="0cm" fo:border-left="0.05pt solid #000000" fo:border-right="none" fo:border-top="0.05pt solid #000000" fo:border-bottom="0.05pt solid #000000">
        <style:background-image/>
      </style:table-cell-properties>
    </style:style>
    <style:style style:name="Tabelle1.D1" style:family="table-cell">
      <style:table-cell-properties style:vertical-align="bottom" fo:background-color="#cccccc" fo:padding-left="0.049cm" fo:padding-right="0.049cm" fo:padding-top="0cm" fo:padding-bottom="0cm" fo:border="0.05pt solid #000000">
        <style:background-image/>
      </style:table-cell-properties>
    </style:style>
    <style:style style:name="Tabelle1.2" style:family="table-row">
      <style:table-row-properties style:min-row-height="0.778cm" fo:keep-together="auto"/>
    </style:style>
    <style:style style:name="Tabelle1.A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D2" style:family="table-cell">
      <style:table-cell-properties style:vertical-align="middle" fo:padding-left="0.049cm" fo:padding-right="0.049cm" fo:padding-top="0cm" fo:padding-bottom="0cm" fo:border="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3"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4"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5"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Standard">
      <style:text-properties style:font-name="Arial1" fo:font-size="16pt" style:font-size-asian="16pt" style:font-size-complex="16pt"/>
    </style:style>
    <style:style style:name="P2" style:family="paragraph" style:parent-style-name="Standard">
      <style:text-properties fo:color="#0080c4" loext:opacity="100%" style:font-name="Arial1" fo:font-size="16pt" officeooo:rsid="000eb7d3" officeooo:paragraph-rsid="000eb7d3" style:font-size-asian="16pt" style:font-size-complex="16pt"/>
    </style:style>
    <style:style style:name="P3" style:family="paragraph" style:parent-style-name="Standard">
      <style:paragraph-properties fo:margin-left="0.635cm"/>
      <style:text-properties style:font-name="Arial1" fo:font-size="11pt" officeooo:paragraph-rsid="000eb7d3" style:font-size-asian="11pt" style:font-size-complex="11pt"/>
    </style:style>
    <style:style style:name="P4" style:family="paragraph" style:parent-style-name="Standard">
      <style:paragraph-properties fo:margin-left="0.635cm"/>
      <style:text-properties style:font-name="Arial1" fo:font-size="11pt" officeooo:rsid="000eb7d3" officeooo:paragraph-rsid="000eb7d3" style:font-size-asian="11pt" style:font-name-complex="Arial2" style:font-size-complex="11pt"/>
    </style:style>
    <style:style style:name="P5" style:family="paragraph" style:parent-style-name="Standard">
      <style:paragraph-properties fo:margin-left="0cm" fo:text-indent="0cm" style:auto-text-indent="false"/>
      <style:text-properties style:font-name="Arial1" fo:font-size="11pt" officeooo:paragraph-rsid="000eb7d3" style:font-size-asian="11pt" style:font-size-complex="11pt"/>
    </style:style>
    <style:style style:name="P6" style:family="paragraph" style:parent-style-name="Überschrift_20_1_20_ohne">
      <style:paragraph-properties fo:margin-left="0cm" fo:text-indent="0cm" style:auto-text-indent="false" fo:padding="0cm" fo:border="none"/>
      <style:text-properties fo:color="#bfbfbf" loext:opacity="100%" officeooo:paragraph-rsid="000ee363">
        <loext:char-complex-color loext:theme-type="light1" loext:color-type="theme">
          <loext:transformation loext:type="shade" loext:value="2509"/>
        </loext:char-complex-color>
      </style:text-properties>
    </style:style>
    <style:style style:name="P7" style:family="paragraph" style:parent-style-name="Standard">
      <style:paragraph-properties fo:text-align="center" style:justify-single-word="false">
        <style:tab-stops/>
      </style:paragraph-properties>
      <style:text-properties style:font-name="Arial" fo:font-weight="bold" style:font-weight-asian="bold"/>
    </style:style>
    <style:style style:name="P8" style:family="paragraph" style:parent-style-name="Standard">
      <style:paragraph-properties fo:text-align="start" style:justify-single-word="false">
        <style:tab-stops/>
      </style:paragraph-properties>
      <style:text-properties style:font-name="Liberation Sans" fo:font-weight="bold" style:font-weight-asian="bold"/>
    </style:style>
    <style:style style:name="P9" style:family="paragraph" style:parent-style-name="Standard">
      <style:paragraph-properties fo:text-align="center" style:justify-single-word="false">
        <style:tab-stops/>
      </style:paragraph-properties>
      <style:text-properties style:font-name="Liberation Sans" fo:font-weight="bold" style:font-weight-asian="bold"/>
    </style:style>
    <style:style style:name="P10" style:family="paragraph" style:parent-style-name="Standard">
      <style:paragraph-properties fo:text-align="center" style:justify-single-word="false">
        <style:tab-stops/>
      </style:paragraph-properties>
      <style:text-properties style:font-name="Liberation Sans" fo:font-weight="bold" officeooo:paragraph-rsid="000f8b38" style:font-weight-asian="bold"/>
    </style:style>
    <style:style style:name="P11" style:family="paragraph" style:parent-style-name="Standard">
      <style:text-properties style:font-name="Arial1" fo:font-size="11pt" style:font-size-asian="11pt" style:font-size-complex="11pt"/>
    </style:style>
    <style:style style:name="P12" style:family="paragraph" style:parent-style-name="Standard">
      <style:text-properties style:font-name="Arial1" fo:font-size="11pt" officeooo:paragraph-rsid="000f8b38" style:font-size-asian="11pt" style:font-size-complex="11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text-properties officeooo:rsid="000fd1e3" officeooo:paragraph-rsid="000fd1e3"/>
    </style:style>
    <style:style style:name="P16" style:family="paragraph" style:parent-style-name="Heading_20_2">
      <style:text-properties style:font-name="Arial1" fo:font-size="13pt" officeooo:paragraph-rsid="0011c95a" style:font-size-asian="13pt" style:font-size-complex="13pt"/>
    </style:style>
    <style:style style:name="P17" style:family="paragraph" style:parent-style-name="Standard">
      <style:text-properties style:font-name="Arial1"/>
    </style:style>
    <style:style style:name="P18" style:family="paragraph" style:parent-style-name="Standard">
      <style:text-properties officeooo:rsid="0011c95a" officeooo:paragraph-rsid="0011c95a"/>
    </style:style>
    <style:style style:name="P19" style:family="paragraph" style:parent-style-name="Standard">
      <style:text-properties style:font-name="Arial1" officeooo:paragraph-rsid="001d5c91"/>
    </style:style>
    <style:style style:name="P20" style:family="paragraph" style:parent-style-name="Text_20_body">
      <style:text-properties style:font-name="Arial1" officeooo:paragraph-rsid="001d5c91"/>
    </style:style>
    <style:style style:name="P21" style:family="paragraph" style:parent-style-name="Standard" style:list-style-name="L1"/>
    <style:style style:name="P22" style:family="paragraph" style:parent-style-name="Standard" style:list-style-name="L1">
      <style:text-properties officeooo:paragraph-rsid="001e2174"/>
    </style:style>
    <style:style style:name="P23" style:family="paragraph" style:parent-style-name="Standard" style:list-style-name="L2"/>
    <style:style style:name="P24" style:family="paragraph" style:parent-style-name="Standard" style:list-style-name="L2">
      <style:text-properties officeooo:rsid="0035147f" officeooo:paragraph-rsid="0035147f"/>
    </style:style>
    <style:style style:name="P25" style:family="paragraph" style:parent-style-name="Heading_20_1">
      <style:text-properties officeooo:rsid="00336971" officeooo:paragraph-rsid="00336971"/>
    </style:style>
    <style:style style:name="P26" style:family="paragraph" style:parent-style-name="Standard">
      <style:text-properties officeooo:paragraph-rsid="00336971"/>
    </style:style>
    <style:style style:name="P27" style:family="paragraph" style:parent-style-name="Standard" style:list-style-name="L3">
      <style:text-properties officeooo:paragraph-rsid="00336971"/>
    </style:style>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text-properties officeooo:paragraph-rsid="0024d826"/>
    </style:style>
    <style:style style:name="P32" style:family="paragraph" style:parent-style-name="Standard">
      <style:text-properties officeooo:paragraph-rsid="0024d826"/>
    </style:style>
    <style:style style:name="P33" style:family="paragraph" style:parent-style-name="Standard" style:list-style-name="L8"/>
    <style:style style:name="P34" style:family="paragraph" style:parent-style-name="Standard" style:list-style-name="L9">
      <style:text-properties officeooo:paragraph-rsid="0024d826"/>
    </style:style>
    <style:style style:name="P35" style:family="paragraph" style:parent-style-name="Standard" style:list-style-name="L10"/>
    <style:style style:name="P36" style:family="paragraph" style:parent-style-name="Standard" style:list-style-name="L11">
      <style:text-properties officeooo:paragraph-rsid="00264eeb"/>
    </style:style>
    <style:style style:name="P37" style:family="paragraph" style:parent-style-name="Standard" style:list-style-name="L12"/>
    <style:style style:name="P38" style:family="paragraph" style:parent-style-name="Standard" style:list-style-name="L13"/>
    <style:style style:name="P39" style:family="paragraph" style:parent-style-name="Heading_20_2">
      <style:text-properties officeooo:paragraph-rsid="003171da"/>
    </style:style>
    <style:style style:name="P40" style:family="paragraph" style:parent-style-name="Standard" style:list-style-name="L14"/>
    <style:style style:name="P41" style:family="paragraph" style:parent-style-name="Heading_20_2">
      <style:text-properties officeooo:paragraph-rsid="0031f43c"/>
    </style:style>
    <style:style style:name="P42" style:family="paragraph" style:parent-style-name="Standard" style:list-style-name="L15"/>
    <style:style style:name="P43" style:family="paragraph" style:parent-style-name="Standard" style:list-style-name="L16"/>
    <style:style style:name="P44" style:family="paragraph" style:parent-style-name="Heading_20_2">
      <style:text-properties officeooo:paragraph-rsid="0027a9a3"/>
    </style:style>
    <style:style style:name="P45" style:family="paragraph" style:parent-style-name="Standard" style:list-style-name="L17"/>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20">
      <style:text-properties officeooo:rsid="0027a9a3" officeooo:paragraph-rsid="0027a9a3"/>
    </style:style>
    <style:style style:name="P49" style:family="paragraph" style:parent-style-name="Standard" style:list-style-name="L20">
      <style:text-properties officeooo:rsid="0029bb1f" officeooo:paragraph-rsid="0029bb1f"/>
    </style:style>
    <style:style style:name="P50" style:family="paragraph" style:parent-style-name="Standard" style:list-style-name="L20">
      <style:text-properties officeooo:rsid="002d1906" officeooo:paragraph-rsid="002d1906"/>
    </style:style>
    <style:style style:name="P51" style:family="paragraph" style:parent-style-name="Standard" style:list-style-name="L21"/>
    <style:style style:name="P52" style:family="paragraph" style:parent-style-name="Heading_20_2">
      <style:text-properties officeooo:paragraph-rsid="003554bc"/>
    </style:style>
    <style:style style:name="P53" style:family="paragraph" style:parent-style-name="Standard" style:list-style-name="L22"/>
    <style:style style:name="P54" style:family="paragraph" style:parent-style-name="Standard" style:list-style-name="L23"/>
    <style:style style:name="P55" style:family="paragraph" style:parent-style-name="Standard" style:list-style-name="L24"/>
    <style:style style:name="P56" style:family="paragraph" style:parent-style-name="Standard" style:list-style-name="L24">
      <style:text-properties officeooo:rsid="003554bc" officeooo:paragraph-rsid="003554bc"/>
    </style:style>
    <style:style style:name="P57" style:family="paragraph" style:parent-style-name="Standard">
      <style:text-properties officeooo:rsid="003554bc" officeooo:paragraph-rsid="003554bc"/>
    </style:style>
    <style:style style:name="P58" style:family="paragraph" style:parent-style-name="Heading_20_2">
      <style:text-properties officeooo:paragraph-rsid="0037dca3"/>
    </style:style>
    <style:style style:name="P59" style:family="paragraph" style:parent-style-name="Standard" style:list-style-name="L25"/>
    <style:style style:name="P60" style:family="paragraph" style:parent-style-name="Standard" style:list-style-name="L26"/>
    <style:style style:name="P61" style:family="paragraph">
      <loext:graphic-properties draw:fill="none" draw:fill-color="#ffffff"/>
      <style:text-properties fo:color="#bfbfbf" loext:opacity="100%" style:font-name="Arial1" fo:font-size="26pt" style:font-size-asian="26pt" style:font-size-complex="26pt"/>
    </style:style>
    <style:style style:name="T1" style:family="text">
      <style:text-properties style:font-name="Arial1" fo:font-size="11pt" style:font-size-asian="11pt" style:font-name-complex="Arial2" style:font-size-complex="11pt"/>
    </style:style>
    <style:style style:name="T2" style:family="text">
      <style:text-properties fo:font-weight="bold" style:font-weight-asian="bold" style:font-name-complex="Arial2"/>
    </style:style>
    <style:style style:name="T3" style:family="text">
      <style:text-properties style:font-name-complex="Arial2"/>
    </style:style>
    <style:style style:name="T4" style:family="text">
      <style:text-properties officeooo:rsid="000eb7d3" style:font-name-complex="Arial2"/>
    </style:style>
    <style:style style:name="T5" style:family="text">
      <style:text-properties style:font-name="Arial1" style:font-name-complex="Arial2"/>
    </style:style>
    <style:style style:name="T6" style:family="text">
      <style:text-properties fo:font-weight="bold" style:font-weight-asian="bold"/>
    </style:style>
    <style:style style:name="T7" style:family="text">
      <style:text-properties style:font-name="Liberation Sans" fo:font-weight="bold" style:font-weight-asian="bold"/>
    </style:style>
    <style:style style:name="T8" style:family="text">
      <style:text-properties officeooo:rsid="0011c95a"/>
    </style:style>
    <style:style style:name="T9" style:family="text">
      <style:text-properties fo:font-weight="normal" style:font-weight-asian="normal" style:font-weight-complex="normal"/>
    </style:style>
    <style:style style:name="T10" style:family="text">
      <style:text-properties officeooo:rsid="001d5c91"/>
    </style:style>
    <style:style style:name="T11" style:family="text">
      <style:text-properties officeooo:rsid="00138589"/>
    </style:style>
    <style:style style:name="T12" style:family="text">
      <style:text-properties fo:font-weight="bold" style:font-weight-asian="bold" style:font-weight-complex="bold"/>
    </style:style>
    <style:style style:name="T13" style:family="text">
      <style:text-properties officeooo:rsid="00307e67"/>
    </style:style>
    <style:style style:name="T14" style:family="text">
      <style:text-properties officeooo:rsid="003171da"/>
    </style:style>
    <style:style style:name="T15" style:family="text">
      <style:text-properties officeooo:rsid="0031f43c"/>
    </style:style>
    <style:style style:name="T16" style:family="text">
      <style:text-properties officeooo:rsid="003554bc"/>
    </style:style>
    <style:style style:name="T17" style:family="text">
      <style:text-properties officeooo:rsid="0037dca3"/>
    </style:style>
    <style:style style:name="T18" style:family="text">
      <style:text-properties fo:color="#808080" loext:opacity="100%" style:font-name="Arial1" fo:font-size="26pt" style:font-size-asian="26pt" style:font-size-complex="26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LASTENHEFT</text:p>
      <text:p text:style-name="P2"/>
      <text:p text:style-name="P3" loext:marker-style-name="T1"><text:span text:style-name="T2">Version:</text:span><text:span text:style-name="T3"> </text:span><text:span text:style-name="T4">1</text:span><text:span text:style-name="T3">.</text:span><text:span text:style-name="T4">0</text:span></text:p>
      <text:p text:style-name="P4" loext:marker-style-name="T1"/>
      <text:p text:style-name="P3" loext:marker-style-name="T5"><text:span text:style-name="T6">Datum:</text:span> DD.MM.YYYY</text:p>
      <text:p text:style-name="P3"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h text:style-name="P6" text:outline-level="1"><text:bookmark-start text:name="_Toc536201732"/><text:bookmark-start text:name="_Toc536093561"/><text:bookmark-start text:name="__RefHeading___Toc13629_3336976893"/><text:bookmark-start text:name="_Toc536201977"/>DOKUMENTVERSIONEN<text:bookmark-end text:name="_Toc536201732"/><text:bookmark-end text:name="_Toc536093561"/><text:bookmark-end text:name="__RefHeading___Toc13629_3336976893"/><text:bookmark-end text:name="_Toc536201977"/></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7">Versionsnr.</text:p>
          </table:table-cell>
          <table:table-cell table:style-name="Tabelle1.A1" office:value-type="string">
            <text:p text:style-name="P7">Datum</text:p>
          </table:table-cell>
          <table:table-cell table:style-name="Tabelle1.A1" office:value-type="string">
            <text:p text:style-name="P7">Autor</text:p>
          </table:table-cell>
          <table:table-cell table:style-name="Tabelle1.D1" office:value-type="string">
            <text:p text:style-name="P7">Änderungsgrund / Bemerkungen</text:p>
          </table:table-cell>
        </table:table-row>
        <table:table-row table:style-name="Tabelle1.2">
          <table:table-cell table:style-name="Tabelle1.A2" office:value-type="string">
            <text:p text:style-name="P8" loext:marker-style-name="T7"/>
          </table:table-cell>
          <table:table-cell table:style-name="Tabelle1.B2" office:value-type="string">
            <text:p text:style-name="P8" loext:marker-style-name="T7"/>
          </table:table-cell>
          <table:table-cell table:style-name="Tabelle1.C2" office:value-type="string">
            <text:p text:style-name="P8" loext:marker-style-name="T7"/>
          </table:table-cell>
          <table:table-cell table:style-name="Tabelle1.D2"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3" office:value-type="string">
            <text:p text:style-name="P8" loext:marker-style-name="T7"/>
          </table:table-cell>
          <table:table-cell table:style-name="Tabelle1.D3"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4" office:value-type="string">
            <text:p text:style-name="P8" loext:marker-style-name="T7"/>
          </table:table-cell>
          <table:table-cell table:style-name="Tabelle1.D4" office:value-type="string">
            <text:p text:style-name="P9" loext:marker-style-name="T7"/>
          </table:table-cell>
        </table:table-row>
        <table:table-row table:style-name="Tabelle1.2">
          <table:table-cell table:style-name="Tabelle1.A5" office:value-type="string">
            <text:p text:style-name="P8" loext:marker-style-name="T7"/>
          </table:table-cell>
          <table:table-cell table:style-name="Tabelle1.B5" office:value-type="string">
            <text:p text:style-name="P8" loext:marker-style-name="T7"/>
          </table:table-cell>
          <table:table-cell table:style-name="Tabelle1.C5" office:value-type="string">
            <text:p text:style-name="P8" loext:marker-style-name="T7"/>
          </table:table-cell>
          <table:table-cell table:style-name="Tabelle1.D5" office:value-type="string">
            <text:p text:style-name="P10" loext:marker-style-name="T7"/>
          </table:table-cell>
        </table:table-row>
      </table:table>
      <text:p text:style-name="P11"/>
      <text:p text:style-name="P12"/>
      <text:p text:style-name="P12"/>
      <text:h text:style-name="Überschrift_20_1_20_ohne" text:outline-level="1"><text:bookmark-start text:name="__RefHeading___Toc13631_3336976893"/><text:soft-page-break/>Inhalt<text:bookmark-end text:name="__RefHeading___Toc13631_3336976893"/></text:h>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3"><text:a xlink:type="simple" xlink:href="#__RefHeading___Toc13629_3336976893" office:name="DOKUMENTVERSIONEN" text:style-name="Index_20_Link" text:visited-style-name="Index_20_Link">DOKUMENTVERSIONEN<text:tab/>1</text:a></text:p>
          <text:p text:style-name="P13"><text:a xlink:type="simple" xlink:href="#__RefHeading___Toc13631_3336976893" office:name="Inhalt" text:style-name="Index_20_Link" text:visited-style-name="Index_20_Link">Inhalt<text:tab/>2</text:a></text:p>
          <text:p text:style-name="P13"><text:a xlink:type="simple" xlink:href="#__RefHeading___Toc14770_3336976893" office:name="Einleitung" text:style-name="Index_20_Link" text:visited-style-name="Index_20_Link">1. Einleitung<text:tab/>3</text:a></text:p>
          <text:p text:style-name="P14"><text:a xlink:type="simple" xlink:href="#__RefHeading___Toc16910_3336976893" office:name="1.1 Ziel des Dokuments" text:style-name="Index_20_Link" text:visited-style-name="Index_20_Link">1.1 Ziel des Dokuments<text:tab/>3</text:a></text:p>
          <text:p text:style-name="P14"><text:a xlink:type="simple" xlink:href="#__RefHeading___Toc3376_3608300767" office:name="1.2 Produktbezeichnung" text:style-name="Index_20_Link" text:visited-style-name="Index_20_Link">1.2 Produktbezeichnung<text:tab/>3</text:a></text:p>
          <text:p text:style-name="P14"><text:a xlink:type="simple" xlink:href="#__RefHeading___Toc3378_3608300767" office:name="1.3 Ausgangssituation (IST-Zustand)" text:style-name="Index_20_Link" text:visited-style-name="Index_20_Link">1.3 Ausgangssituation (IST-Zustand)<text:tab/>3</text:a></text:p>
          <text:p text:style-name="P13"><text:a xlink:type="simple" xlink:href="#__RefHeading___Toc3380_3608300767" office:name="Ziele des Projekts (SOLL-Zustand)" text:style-name="Index_20_Link" text:visited-style-name="Index_20_Link">2. Ziele des Projekts (SOLL-Zustand)<text:tab/>3</text:a></text:p>
          <text:p text:style-name="P13"><text:a xlink:type="simple" xlink:href="#__RefHeading___Toc3964_3608300767" office:name="Anwendungsbereich" text:style-name="Index_20_Link" text:visited-style-name="Index_20_Link">3. Anwendungsbereich<text:tab/>3</text:a></text:p>
          <text:p text:style-name="P14"><text:a xlink:type="simple" xlink:href="#__RefHeading___Toc5059_3608300767" office:name="3.1 Zielgruppen / Nutzerrollen" text:style-name="Index_20_Link" text:visited-style-name="Index_20_Link">3.1 Zielgruppen / Nutzerrollen<text:tab/>3</text:a></text:p>
          <text:p text:style-name="P14"><text:a xlink:type="simple" xlink:href="#__RefHeading___Toc5539_3608300767" office:name="3.2 Einsatzumgebung" text:style-name="Index_20_Link" text:visited-style-name="Index_20_Link">3.2 Einsatzumgebung<text:tab/>4</text:a></text:p>
          <text:p text:style-name="P13"><text:a xlink:type="simple" xlink:href="#__RefHeading___Toc5541_3608300767" office:name="Funktionale Anforderungen" text:style-name="Index_20_Link" text:visited-style-name="Index_20_Link">4. Funktionale Anforderungen<text:tab/>4</text:a></text:p>
          <text:p text:style-name="P14"><text:a xlink:type="simple" xlink:href="#__RefHeading___Toc6834_3608300767" office:name="4.1 Kernfunktionen" text:style-name="Index_20_Link" text:visited-style-name="Index_20_Link">4.1 Kernfunktionen<text:tab/>4</text:a></text:p>
          <text:p text:style-name="P13"><text:a xlink:type="simple" xlink:href="#__RefHeading___Toc6836_3608300767" office:name="Nicht-funktionale Anforderungen" text:style-name="Index_20_Link" text:visited-style-name="Index_20_Link">5. Nicht-funktionale Anforderungen<text:tab/>4</text:a></text:p>
          <text:p text:style-name="P14"><text:a xlink:type="simple" xlink:href="#__RefHeading___Toc6838_3608300767" office:name="5.1 Performance" text:style-name="Index_20_Link" text:visited-style-name="Index_20_Link">5.1 Performance<text:tab/>4</text:a></text:p>
          <text:p text:style-name="P14"><text:a xlink:type="simple" xlink:href="#__RefHeading___Toc6840_3608300767" office:name="5.2 Sicherheit" text:style-name="Index_20_Link" text:visited-style-name="Index_20_Link">5.2 Sicherheit<text:tab/>5</text:a></text:p>
          <text:p text:style-name="P14"><text:a xlink:type="simple" xlink:href="#__RefHeading___Toc6842_3608300767" office:name="5.3 Verfügbarkeit" text:style-name="Index_20_Link" text:visited-style-name="Index_20_Link">5.3 Verfügbarkeit<text:tab/>5</text:a></text:p>
          <text:p text:style-name="P14"><text:a xlink:type="simple" xlink:href="#__RefHeading___Toc6844_3608300767" office:name="5.4 Benutzbarkeit" text:style-name="Index_20_Link" text:visited-style-name="Index_20_Link">5.4 Benutzbarkeit<text:tab/>5</text:a></text:p>
          <text:p text:style-name="P13"><text:a xlink:type="simple" xlink:href="#__RefHeading___Toc6846_3608300767" office:name="Randbedingungen" text:style-name="Index_20_Link" text:visited-style-name="Index_20_Link">6. Randbedingungen<text:tab/>5</text:a></text:p>
          <text:p text:style-name="P13"><text:a xlink:type="simple" xlink:href="#__RefHeading___Toc6848_3608300767" office:name="Abnahmekriterien" text:style-name="Index_20_Link" text:visited-style-name="Index_20_Link">7. Abnahmekriterien<text:tab/>5</text:a></text:p>
          <text:p text:style-name="P13"><text:a xlink:type="simple" xlink:href="#__RefHeading___Toc6850_3608300767" office:name="Liefergegenstände" text:style-name="Index_20_Link" text:visited-style-name="Index_20_Link">8. Liefergegenstände<text:tab/>5</text:a></text:p>
          <text:p text:style-name="P13"><text:a xlink:type="simple" xlink:href="#__RefHeading___Toc6852_3608300767" office:name="Glossar" text:style-name="Index_20_Link" text:visited-style-name="Index_20_Link">9. Glossar<text:tab/>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55275947" text:style-name="WWNum8">
        <text:list-item>
          <text:h text:style-name="P15" text:outline-level="1"><text:bookmark-start text:name="__RefHeading___Toc14770_3336976893"/><text:soft-page-break/>Einleitung<text:bookmark-end text:name="__RefHeading___Toc14770_3336976893"/></text:h>
        </text:list-item>
      </text:list>
      <text:h text:style-name="P16" text:outline-level="2"><text:bookmark-start text:name="__RefHeading___Toc16910_3336976893"/><text:span text:style-name="T8">1.1 </text:span>Ziel des Dokuments<text:bookmark-end text:name="__RefHeading___Toc16910_3336976893"/></text:h>
      <text:p text:style-name="P17">Das Ziel dieses Dokuments ist die Beschreibung der Anforderungen und Rahmenbedingungen für die Einführung eines modernen, effizienten und sicheren Besuchermanagementsystems am Innovationscampus TechPort Berlin. Das System soll den aktuellen, veralteten Prozess ersetzen, Besucherströme transparent machen, Wartezeiten reduzieren, Sicherheitsrisiken minimieren und die Abläufe für alle Beteiligten vereinfachen.</text:p>
      <text:p text:style-name="P18"/>
      <text:h text:style-name="Heading_20_2" text:outline-level="2"><text:bookmark-start text:name="__RefHeading___Toc3376_3608300767"/>1.2 Produktbezeichnung<text:bookmark-end text:name="__RefHeading___Toc3376_3608300767"/></text:h>
      <text:p text:style-name="P19"/>
      <text:p text:style-name="P20"><text:span text:style-name="Strong_20_Emphasis"><text:span text:style-name="T9">Besuchermanagementsystem TechPort (BMS TechPort)</text:span></text:span></text:p>
      <text:p text:style-name="P19">Das System soll ein digitales Portal bieten, das die Anmeldung, Überprüfung und Verwaltung von Besuchern, Lieferanten, Projekten und Partnerunternehmen zentralisiert und automatisiert.</text:p>
      <text:h text:style-name="Heading_20_2" text:outline-level="2"><text:bookmark-start text:name="__RefHeading___Toc3378_3608300767"/>1.3 Ausgangssituation (IST-Zustand)<text:bookmark-end text:name="__RefHeading___Toc3378_3608300767"/></text:h>
      <text:list text:style-name="L1">
        <text:list-item>
          <text:p text:style-name="P21">Standort: Innovationscampus auf ehemaligem Industrieareal zwischen Spree und Osthafen, 90ha, ca. 400 Unternehmen, ca. 12.000 tägliche Beschäftigte, plus Lieferverkehr und Gäste.</text:p>
        </text:list-item>
      </text:list>
      <text:p text:style-name="Standard"/>
      <text:list text:continue-numbering="true" text:style-name="L1">
        <text:list-item>
          <text:p text:style-name="P21">Der Betrieb erfolgt derzeit mit einem alten Intranet-System, das:</text:p>
          <text:list>
            <text:list-item>
              <text:p text:style-name="P22">träge und <text:span text:style-name="T10">p</text:span>apierlastig ist,</text:p>
            </text:list-item>
            <text:list-item>
              <text:p text:style-name="P22">stark dezentral organisiert ist,</text:p>
            </text:list-item>
            <text:list-item>
              <text:p text:style-name="P22">Ladezeiten bis zu 6 Sekunden hat.</text:p>
            </text:list-item>
          </text:list>
        </text:list-item>
      </text:list>
      <text:p text:style-name="Standard"/>
      <text:list text:continue-numbering="true" text:style-name="L1">
        <text:list-item>
          <text:p text:style-name="P21">Probleme / Pain Points:</text:p>
          <text:list>
            <text:list-item>
              <text:p text:style-name="P22">Sicherheitsdienst und Facility Management haben unklare Besucherströme.</text:p>
            </text:list-item>
            <text:list-item>
              <text:p text:style-name="P22">Staus an Einfahrten, Wartezeiten für Lieferanten bis zu 10Minuten in Stoßzeiten.</text:p>
            </text:list-item>
            <text:list-item>
              <text:p text:style-name="P22">Fehlende oder unzureichende Voranmeldungen von Besuchern (aktuelle Quote ca. 30%).</text:p>
            </text:list-item>
            <text:list-item>
              <text:p text:style-name="P22">Manuelle Ausweisprüfungen und Rückfragen verursachen „Walk-in“-Staus.</text:p>
            </text:list-item>
            <text:list-item>
              <text:p text:style-name="P22">Besucher empfinden das Ausweis- und Registrierungsprozedere als umständlich und zeitintensiv.</text:p>
            </text:list-item>
            <text:list-item>
              <text:p text:style-name="P22">Steigende Sicherheitsvorfälle durch unübersichtliche Prozesse.</text:p>
            </text:list-item>
          </text:list>
        </text:list-item>
      </text:list>
      <text:p text:style-name="Standard"/>
      <text:list xml:id="list193444557106061" text:continue-list="list155275947" text:style-name="WWNum8">
        <text:list-item>
          <text:h text:style-name="Heading_20_1" text:outline-level="1"><text:bookmark-start text:name="__RefHeading___Toc3380_3608300767"/><text:soft-page-break/>Ziele des Projekts (SOLL-Zustand)<text:bookmark-end text:name="__RefHeading___Toc3380_3608300767"/></text:h>
        </text:list-item>
      </text:list>
      <text:p text:style-name="Standard">Ziel dieses Projektes ist die Einführung eines modernen, digitalen und zentralen Besuchermanagementsystems, das:</text:p>
      <text:p text:style-name="Standard"/>
      <text:list text:style-name="L2">
        <text:list-item>
          <text:p text:style-name="P23">Besucherströme transparent und planbar macht</text:p>
        </text:list-item>
        <text:list-item>
          <text:p text:style-name="P23">Sicherheitsprozesse effizient unterstützt</text:p>
        </text:list-item>
        <text:list-item>
          <text:p text:style-name="P23">Wartezeiten und Staus reduziert</text:p>
        </text:list-item>
        <text:list-item>
          <text:p text:style-name="P23">den manuellen Aufwand für Sicherheitsdienst und Facility Management minimiert</text:p>
        </text:list-item>
        <text:list-item>
          <text:p text:style-name="P23">die Besucherzufriedenheit steigert</text:p>
        </text:list-item>
        <text:list-item>
          <text:p text:style-name="P23">den professionellen und profitablen Betrieb des TechPort Berlin unterstützt</text:p>
        </text:list-item>
        <text:list-item>
          <text:p text:style-name="P24">Vereinfachtes login in nach timeout bzw. nach autologout</text:p>
        </text:list-item>
      </text:list>
      <text:list xml:id="list193444887347167" text:continue-list="list193444557106061" text:style-name="WWNum8">
        <text:list-item>
          <text:h text:style-name="P25" text:outline-level="1">Nicht Ziele</text:h>
        </text:list-item>
      </text:list>
      <text:p text:style-name="P26">Nicht Bestandteil dieses Projektes sind:</text:p>
      <text:p text:style-name="P26"/>
      <text:list text:style-name="L3">
        <text:list-item>
          <text:p text:style-name="P27">der Austausch bestehender physischer Zutrittssysteme (z.B. Schranken, Drehkreuze)</text:p>
        </text:list-item>
        <text:list-item>
          <text:p text:style-name="P27">bauliche Veränderungen an Einfahrten oder Empfangsbereichen</text:p>
        </text:list-item>
      </text:list>
      <text:list xml:id="list193443143105236" text:continue-list="list193444887347167" text:style-name="WWNum8">
        <text:list-item>
          <text:h text:style-name="Heading_20_1" text:outline-level="1"><text:bookmark-start text:name="__RefHeading___Toc3964_3608300767"/>Anwendungsbereich<text:bookmark-end text:name="__RefHeading___Toc3964_3608300767"/></text:h>
        </text:list-item>
      </text:list>
      <text:h text:style-name="Heading_20_2" text:outline-level="2"><text:bookmark-start text:name="__RefHeading___Toc5059_3608300767"/><text:span text:style-name="T11">3.1 </text:span>Zielgruppen / Nutzerrollen<text:bookmark-end text:name="__RefHeading___Toc5059_3608300767"/></text:h>
      <text:list text:style-name="L4">
        <text:list-item>
          <text:p text:style-name="P28">Besucher</text:p>
        </text:list-item>
      </text:list>
      <text:list text:style-name="L5">
        <text:list-item>
          <text:list>
            <text:list-item>
              <text:p text:style-name="P29">Externe Gäste, Lieferanten, Projektpartner, internationale Gäste.</text:p>
            </text:list-item>
            <text:list-item>
              <text:p text:style-name="P29">Anforderungen: einfache Anmeldung, schnelle Einfahrt, geringe Wartezeiten, klare Informationen über Termine und Ablauf.</text:p>
            </text:list-item>
          </text:list>
        </text:list-item>
      </text:list>
      <text:p text:style-name="Standard"/>
      <text:list text:style-name="L6">
        <text:list-item>
          <text:p text:style-name="P30"><text:span text:style-name="Strong_20_Emphasis">Unternehmensmitarbeitende / Firmenvertreter</text:span></text:p>
        </text:list-item>
      </text:list>
      <text:list text:style-name="L7">
        <text:list-item>
          <text:list>
            <text:list-item>
              <text:p text:style-name="P31"><text:span text:style-name="Strong_20_Emphasis"><text:span text:style-name="T9">Zuständig für die Anmeldung ihrer Besucher im System.</text:span></text:span></text:p>
            </text:list-item>
            <text:list-item>
              <text:p text:style-name="P31"><text:span text:style-name="Strong_20_Emphasis"><text:span text:style-name="T9">Anforderungen: unkomplizierte digitale Meldung, Nachverfolgbarkeit, Erinnerungsfunktionen.</text:span></text:span></text:p>
            </text:list-item>
          </text:list>
        </text:list-item>
      </text:list>
      <text:p text:style-name="P32"><text:span text:style-name="Strong_20_Emphasis"><text:span text:style-name="T9"/></text:span></text:p>
      <text:list text:style-name="L8">
        <text:list-item>
          <text:p text:style-name="P33"><text:span text:style-name="Strong_20_Emphasis"><text:span text:style-name="T12">Sicherheitsdienst / Facility Management</text:span></text:span></text:p>
        </text:list-item>
      </text:list>
      <text:list text:style-name="L9">
        <text:list-item>
          <text:list>
            <text:list-item>
              <text:p text:style-name="P34"><text:span text:style-name="Strong_20_Emphasis"><text:span text:style-name="T9">Zuständig für Einlasskontrolle, Überwachung der Besucherströme und Sicherheitsvorkehrungen.</text:span></text:span></text:p>
            </text:list-item>
            <text:list-item>
              <text:p text:style-name="P34"><text:span text:style-name="Strong_20_Emphasis"><text:span text:style-name="T9">Anforderungen: transparente Echtzeit-Informationen, reduzierte manuelle Prüfungen, Übersicht über angemeldete und „Walk-in“-Besucher, Warnmeldungen bei Sicherheitsvorfällen.</text:span></text:span></text:p>
            </text:list-item>
          </text:list>
        </text:list-item>
      </text:list>
      <text:p text:style-name="P32"><text:span text:style-name="Strong_20_Emphasis"><text:span text:style-name="T9"/></text:span></text:p>
      <text:list text:style-name="L10">
        <text:list-item>
          <text:p text:style-name="P35"><text:soft-page-break/><text:span text:style-name="Strong_20_Emphasis"><text:span text:style-name="T12">Administratoren / IT-Team TechPort Berlin GmbH</text:span></text:span></text:p>
        </text:list-item>
      </text:list>
      <text:list text:style-name="L11">
        <text:list-item>
          <text:list>
            <text:list-item>
              <text:p text:style-name="P36"><text:span text:style-name="Strong_20_Emphasis"><text:span text:style-name="T9">Zuständig für Systempflege, Rechteverwaltung, Reporting.</text:span></text:span></text:p>
            </text:list-item>
            <text:list-item>
              <text:p text:style-name="P36"><text:span text:style-name="Strong_20_Emphasis"><text:span text:style-name="T9">Anforderungen: einfache Systemadministration, schnelle Ladezeiten, zentrale Datenpflege, Auswertungsmöglichkeiten.</text:span></text:span></text:p>
            </text:list-item>
          </text:list>
        </text:list-item>
      </text:list>
      <text:h text:style-name="Heading_20_2" text:outline-level="2"><text:bookmark-start text:name="__RefHeading___Toc5539_3608300767"/><text:span text:style-name="T11">3.2 </text:span>Einsatzumgebung<text:bookmark-end text:name="__RefHeading___Toc5539_3608300767"/></text:h>
      <text:list text:style-name="L12">
        <text:list-item>
          <text:p text:style-name="P37">Plattform: Webbasiertes System, browserbasiert (Chrome, Edge, Safari)</text:p>
        </text:list-item>
        <text:list-item>
          <text:p text:style-name="P37">Server: Einsatz auf der bestehenden IT-Infrastruktur der TechPort Berlin GmbH</text:p>
        </text:list-item>
        <text:list-item>
          <text:p text:style-name="P37">Netzwerk: Nutzung über LAN und WLAN des Innovationscampus</text:p>
        </text:list-item>
        <text:list-item>
          <text:p text:style-name="P37">Integration: Anbindung an bestehendes Intranet-Portal, Schnittstellen zu vorhandenen Zutrittssystemen</text:p>
        </text:list-item>
        <text:list-item>
          <text:p text:style-name="P37">Geräte: Desktop-PCs am Empfang, Laptops der Unternehmensmitarbeitenden, ggf. mobile Endgeräte (Tablets) für Sicherheitsdienst</text:p>
        </text:list-item>
      </text:list>
      <text:list xml:id="list193444754713658" text:continue-list="list193443143105236" text:style-name="WWNum8">
        <text:list-item>
          <text:h text:style-name="Heading_20_1" text:outline-level="1"><text:bookmark-start text:name="__RefHeading___Toc5541_3608300767"/>Funktionale Anforderungen<text:bookmark-end text:name="__RefHeading___Toc5541_3608300767"/></text:h>
        </text:list-item>
      </text:list>
      <text:h text:style-name="Heading_20_2" text:outline-level="2"><text:bookmark-start text:name="__RefHeading___Toc6834_3608300767"/>4.1 <text:span text:style-name="T13">Besucher-Voranmeldung</text:span><text:bookmark-end text:name="__RefHeading___Toc6834_3608300767"/></text:h>
      <text:list text:style-name="L13">
        <text:list-item>
          <text:p text:style-name="P38">Besucher sollen durch die ansässigen Unternehmen digital vorangemeldet werden können</text:p>
        </text:list-item>
        <text:list-item>
          <text:p text:style-name="P38">Erfassung relevanter Besucherdaten (Name, Unternehmen, Besuchsdatum, Ansprechpartner)</text:p>
        </text:list-item>
        <text:list-item>
          <text:p text:style-name="P38">Automatische Bestätigung der Anmeldung</text:p>
        </text:list-item>
      </text:list>
      <text:h text:style-name="P39" text:outline-level="2"><text:span text:style-name="T14">4.2 </text:span>Besuchercheck-in</text:h>
      <text:list text:style-name="L14">
        <text:list-item>
          <text:p text:style-name="P40">Schneller Check-in für vorangemeldete Besucher</text:p>
        </text:list-item>
        <text:list-item>
          <text:p text:style-name="P40">Reduzierung manueller Ausweisprüfungen</text:p>
        </text:list-item>
        <text:list-item>
          <text:p text:style-name="P40">Möglichkeit zur Identifikation von Walk-in-Besuchern</text:p>
        </text:list-item>
      </text:list>
      <text:h text:style-name="P41" text:outline-level="2"><text:span text:style-name="T15">4.3 </text:span>Sicherheitsunterstützung</text:h>
      <text:list text:style-name="L15">
        <text:list-item>
          <text:p text:style-name="P42">Zentrale Übersicht über aktuelle und geplante Besucher</text:p>
        </text:list-item>
        <text:list-item>
          <text:p text:style-name="P42">Kennzeichnung vorangemeldeter und nicht vorangemeldeter Besucher</text:p>
        </text:list-item>
        <text:list-item>
          <text:p text:style-name="P42">Unterstützung bei Rückfragen und Prüfungen</text:p>
        </text:list-item>
      </text:list>
      <text:list xml:id="list193444489428630" text:continue-list="list193444754713658" text:style-name="WWNum8">
        <text:list-item>
          <text:h text:style-name="Heading_20_1" text:outline-level="1"><text:bookmark-start text:name="__RefHeading___Toc6836_3608300767"/>Nicht-funktionale Anforderungen<text:bookmark-end text:name="__RefHeading___Toc6836_3608300767"/></text:h>
        </text:list-item>
      </text:list>
      <text:h text:style-name="Heading_20_2" text:outline-level="2"><text:bookmark-start text:name="__RefHeading___Toc6838_3608300767"/>5.1 Performance<text:bookmark-end text:name="__RefHeading___Toc6838_3608300767"/></text:h>
      <text:list text:style-name="L16">
        <text:list-header>
          <text:p text:style-name="P43"/>
        </text:list-header>
      </text:list>
      <text:h text:style-name="P44" text:outline-level="2"><text:bookmark-start text:name="__RefHeading___Toc6840_3608300767"/><text:soft-page-break/>5.2 Sicherheit<text:bookmark-end text:name="__RefHeading___Toc6840_3608300767"/></text:h>
      <text:list text:style-name="L17">
        <text:list-header>
          <text:p text:style-name="P45"/>
        </text:list-header>
      </text:list>
      <text:h text:style-name="Heading_20_2" text:outline-level="2"><text:bookmark-start text:name="__RefHeading___Toc6842_3608300767"/>5.3 Verfügbarkeit<text:bookmark-end text:name="__RefHeading___Toc6842_3608300767"/></text:h>
      <text:list text:style-name="L18">
        <text:list-header>
          <text:p text:style-name="P46"/>
        </text:list-header>
      </text:list>
      <text:h text:style-name="Heading_20_2" text:outline-level="2"><text:bookmark-start text:name="__RefHeading___Toc6844_3608300767"/>5.4 Benutzbarkeit<text:bookmark-end text:name="__RefHeading___Toc6844_3608300767"/></text:h>
      <text:list text:style-name="L19">
        <text:list-item>
          <text:p text:style-name="P47"/>
        </text:list-item>
      </text:list>
      <text:list xml:id="list193443974663755" text:continue-list="list193444489428630" text:style-name="WWNum8">
        <text:list-item>
          <text:h text:style-name="Heading_20_1" text:outline-level="1"><text:bookmark-start text:name="__RefHeading___Toc6846_3608300767"/>Randbedingungen<text:bookmark-end text:name="__RefHeading___Toc6846_3608300767"/></text:h>
        </text:list-item>
      </text:list>
      <text:list text:style-name="L20">
        <text:list-item>
          <text:p text:style-name="P48">Projektbudget: 150.000€ – 250.000€</text:p>
        </text:list-item>
        <text:list-item>
          <text:p text:style-name="P48">Zeitrahmen: 1 Jahr</text:p>
        </text:list-item>
        <text:list-item>
          <text:p text:style-name="P49">Datenschutz und Informationssicherheit muss gewährleistet sein.</text:p>
        </text:list-item>
        <text:list-item>
          <text:p text:style-name="P50">Webbasierte Lösung</text:p>
        </text:list-item>
        <text:list-item>
          <text:p text:style-name="P50">Nutzung über bestehende IT-Infrastruktur</text:p>
        </text:list-item>
        <text:list-item>
          <text:p text:style-name="P50">Integration in bestehende Intranet-Umgebung</text:p>
        </text:list-item>
      </text:list>
      <text:list xml:id="list193443606250427" text:continue-list="list193443974663755" text:style-name="WWNum8">
        <text:list-item>
          <text:h text:style-name="Heading_20_1" text:outline-level="1"><text:bookmark-start text:name="__RefHeading___Toc6848_3608300767"/>Abnahmekriterien<text:bookmark-end text:name="__RefHeading___Toc6848_3608300767"/></text:h>
        </text:list-item>
      </text:list>
      <text:list text:style-name="L21">
        <text:list-header>
          <text:p text:style-name="P51"/>
        </text:list-header>
      </text:list>
      <text:list xml:id="list193444567719922" text:continue-list="list193443606250427" text:style-name="WWNum8">
        <text:list-item>
          <text:h text:style-name="Heading_20_1" text:outline-level="1"><text:bookmark-start text:name="__RefHeading___Toc6850_3608300767"/>Liefergegenstände<text:bookmark-end text:name="__RefHeading___Toc6850_3608300767"/></text:h>
        </text:list-item>
      </text:list>
      <text:h text:style-name="P52" text:outline-level="2"><text:bookmark-start text:name="__RefHeading___Toc6838_3608300767 Kopie 1"/><text:span text:style-name="T16">9</text:span>.1 Digitale Besuchermanagementsoftware<text:bookmark-end text:name="__RefHeading___Toc6838_3608300767 Kopie 1"/></text:h>
      <text:list text:style-name="L22">
        <text:list-item>
          <text:p text:style-name="P53">Web-basiertes Portal für Besucheranmeldung, Check-in, Sicherheitsprüfung und Reporting</text:p>
        </text:list-item>
        <text:list-item>
          <text:p text:style-name="P53">Benutzerrollen: Besucher, Unternehmensmitarbeitende, Sicherheitsdienst/Facility Management, Administratoren</text:p>
        </text:list-item>
      </text:list>
      <text:p text:style-name="Standard"/>
      <text:h text:style-name="P52" text:outline-level="2"><text:bookmark-start text:name="__RefHeading___Toc6838_3608300767 Kopie 1 Kopie 1"/><text:span text:style-name="T16">9</text:span>.<text:span text:style-name="T16">2</text:span> Dokumentation<text:bookmark-end text:name="__RefHeading___Toc6838_3608300767 Kopie 1 Kopie 1"/></text:h>
      <text:list text:style-name="L23">
        <text:list-item>
          <text:p text:style-name="P54">Benutzerhandbuch für alle Nutzerrollen</text:p>
        </text:list-item>
        <text:list-item>
          <text:p text:style-name="P54">Administratorenhandbuch / Systemhandbuch</text:p>
        </text:list-item>
        <text:list-item>
          <text:p text:style-name="P54">Schnittstellen- und Integrationsdokumentation</text:p>
        </text:list-item>
      </text:list>
      <text:p text:style-name="Standard"/>
      <text:h text:style-name="P52" text:outline-level="2"><text:bookmark-start text:name="__RefHeading___Toc6838_3608300767 Kopie 1 Kopie 1 Kopie 1"/><text:soft-page-break/><text:span text:style-name="T16">9</text:span>.<text:span text:style-name="T16">3</text:span> <text:span text:style-name="T16">Schulung</text:span><text:bookmark-end text:name="__RefHeading___Toc6838_3608300767 Kopie 1 Kopie 1 Kopie 1"/></text:h>
      <text:list text:style-name="L24">
        <text:list-item>
          <text:p text:style-name="P55">Kurze Tutorials oder Videos für Unternehmensmitarbeitende zur Besucheranmeldung</text:p>
        </text:list-item>
        <text:list-item>
          <text:p text:style-name="P55">Einweisung Sicherheitsdienst / Facility Management</text:p>
        </text:list-item>
        <text:list-item>
          <text:p text:style-name="P56">Eine erste Einführung</text:p>
        </text:list-item>
      </text:list>
      <text:p text:style-name="P57"/>
      <text:h text:style-name="P58" text:outline-level="2"><text:bookmark-start text:name="__RefHeading___Toc6838_3608300767 Kopie 1 Kopie 1 Kopie 1 Kopie 1"/>9.<text:span text:style-name="T17">4</text:span> Test- und Abnahmeberichte<text:bookmark-end text:name="__RefHeading___Toc6838_3608300767 Kopie 1 Kopie 1 Kopie 1 Kopie 1"/></text:h>
      <text:list text:style-name="L25">
        <text:list-item>
          <text:p text:style-name="P59">Systemtestberichte (Funktionalität, Performance, Sicherheit)</text:p>
        </text:list-item>
        <text:list-item>
          <text:p text:style-name="P59">Abnahmeprotokolle mit Erfolgsnachweis</text:p>
        </text:list-item>
      </text:list>
      <text:list text:continue-list="list193444567719922" text:style-name="WWNum8">
        <text:list-item>
          <text:h text:style-name="Heading_20_1" text:outline-level="1"><text:bookmark-start text:name="__RefHeading___Toc6852_3608300767"/>Glossar<text:bookmark-end text:name="__RefHeading___Toc6852_3608300767"/></text:h>
        </text:list-item>
      </text:list>
      <text:list text:style-name="L26">
        <text:list-item>
          <text:p text:style-name="P60"><text:span text:style-name="T12">Walk-in-Besucher:</text:span> Besucher ohne vorherige Anmeldung</text:p>
        </text:list-item>
        <text:list-item>
          <text:p text:style-name="P60"><text:span text:style-name="T12">Besuchermanagement:</text:span> Prozesse zur Anmeldung, Prüfung und Steuerung von Besuchern</text:p>
        </text:list-item>
        <text:list-item>
          <text:p text:style-name="P60"><text:span text:style-name="T12">Facility Management:</text:span> Organisation und Betrieb der technischen und infrastrukturellen Dienstleistung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Standard"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WWNum8" style:class="chapter">
      <style:paragraph-properties fo:margin-top="0.635cm" fo:margin-bottom="0.318cm" style:contextual-spacing="false" fo:padding-left="0cm" fo:padding-right="0cm" fo:padding-top="0cm" fo:padding-bottom="0.035cm" fo:border-left="none" fo:border-right="none" fo:border-top="none" fo:border-bottom="0.99pt solid #000000" fo:keep-with-next="always"/>
      <style:text-properties fo:text-transform="uppercase" fo:color="#007fc5" loext:opacity="100%" style:font-name="Arial1" fo:font-family="Arial" style:font-family-generic="swiss"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2" style:font-family-complex="Arial" style:font-family-generic-complex="system" style:font-pitch-complex="variable" style:font-size-complex="16pt" style:font-weight-complex="bold"/>
    </style:style>
    <style:style style:name="Überschrift_20_1_20_ohne" style:display-name="Überschrift 1 ohne" style:family="paragraph" style:parent-style-name="Heading_20_1" style:list-style-nam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Arial3" fo:font-family="Arial" style:font-style-name="Fett" style:font-family-generic="swiss" style:font-pitch="variable" fo:font-size="13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Text" style:family="paragraph" style:parent-style-name="Caption" style:class="extra"/>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loext:graphic-properties draw:fill="none" draw:fill-color="#ffffff"/>
      <style:text-properties fo:color="#bfbfbf" loext:opacity="100%" style:font-name="Arial1" fo:font-size="26pt" style:font-size-asian="26pt" style:font-size-complex="26pt"/>
    </style:style>
    <style:style style:name="MP3" style:family="paragraph" style:parent-style-name="Footer">
      <style:paragraph-properties fo:line-height="100%" fo:text-align="center" style:justify-single-word="false"/>
      <style:text-properties officeooo:paragraph-rsid="000f8b38"/>
    </style:style>
    <style:style style:name="MT1" style:family="text">
      <style:text-properties fo:color="#808080" loext:opacity="100%" style:font-name="Arial1" fo:font-size="26pt" style:font-size-asian="26pt" style:font-size-complex="26pt"/>
    </style:style>
    <style:style style:name="MT2" style:family="text">
      <style:text-properties style:font-name-complex="Arial2"/>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paragraph" draw:z-index="13" draw:name="Textrahmen 2" draw:style-name="Mgr1" draw:text-style-name="MP2" svg:width="6.061cm" svg:height="1.057cm" svg:x="0cm" svg:y="0.564cm"><draw:text-box><text:p><text:span text:style-name="MT1">LASTENHEFT</text:span></text:p></draw:text-box></draw:frame><text:tab/><draw:frame draw:style-name="Mfr1" draw:name="Bild 3 Kopie 1" text:anchor-type="as-char" svg:width="7.167cm" svg:height="2.085cm" draw:z-index="6"><draw:image xlink:href="Pictures/10000000000005130000017A1CD43826.jpg" xlink:type="simple" xlink:show="embed" xlink:actuate="onLoad" draw:mime-type="image/jpeg"/></draw:frame></text:p>
      </style:header>
      <style:footer>
        <text:p text:style-name="MP3" loext:marker-style-name="MT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00:17:30.581774000</meta:creation-date>
    <meta:editing-duration>PT1H27M56S</meta:editing-duration>
    <meta:editing-cycles>34</meta:editing-cycles>
    <meta:generator>LibreOffice/25.8.4.2$MacOSX_AARCH64 LibreOffice_project/290daaa01b999472f0c7a3890eb6a550fd74c6df</meta:generator>
    <dc:date>2026-01-01T19:34:42.983742000</dc:date>
    <meta:document-statistic meta:table-count="1" meta:image-count="1" meta:object-count="0" meta:page-count="7" meta:paragraph-count="135" meta:word-count="739" meta:character-count="6187" meta:non-whitespace-character-count="5656"/>
  </office:meta>
</office:document-meta>
</file>